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width="0.102cm" svg:stroke-color="#000000" draw:marker-start-width="0.352cm" draw:marker-end-width="0.352cm" draw:fill="none" draw:fill-color="#ff3399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889cm"/>
    </style:style>
    <style:style style:name="gr4" style:family="graphic" style:parent-style-name="standard">
      <style:graphic-properties svg:stroke-width="0.102cm" svg:stroke-color="#000000" draw:marker-start-width="0.352cm" draw:marker-end-width="0.352cm" draw:fill="none" draw:fill-color="#00cc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001cm" svg:height="1.608cm" svg:x="9.891cm" svg:y="1.0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096cm" svg:height="6.096cm" svg:x="1.153cm" svg:y="1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715cm" svg:height="1.608cm" svg:x="1.339cm" svg:y="3.55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715cm" svg:height="1.843cm" svg:x="1.364cm" svg:y="3.406cm">
          <draw:text-box>
            <text:p text:style-name="P1"><text:span text:style-name="T1">Check Control</text:span></text:p>
            <text:p text:style-name="P1"><text:span text:style-name="T1">Switch</text:span></text:p>
          </draw:text-box>
        </draw:frame>
        <draw:custom-shape draw:style-name="gr2" draw:text-style-name="P1" draw:layer="layout" svg:width="6.096cm" svg:height="6.096cm" svg:x="14.153cm" svg:y="1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715cm" svg:height="1.608cm" svg:x="14.339cm" svg:y="3.52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715cm" svg:height="1.139cm" svg:x="14.364cm" svg:y="3.681cm">
          <draw:text-box>
            <text:p text:style-name="P1"><text:span text:style-name="T1">Reserved</text:span></text:p>
          </draw:text-box>
        </draw:frame>
        <draw:custom-shape draw:style-name="gr4" draw:text-style-name="P1" draw:layer="layout" svg:width="6.096cm" svg:height="6.096cm" svg:x="7.653cm" svg:y="1.2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715cm" svg:height="1.608cm" svg:x="7.839cm" svg:y="3.52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715cm" svg:height="1.843cm" svg:x="7.864cm" svg:y="3.381cm">
          <draw:text-box>
            <text:p text:style-name="P1"><text:span text:style-name="T1">Check Output Current</text:span></text:p>
          </draw:text-box>
        </draw:frame>
        <draw:custom-shape draw:style-name="gr2" draw:text-style-name="P1" draw:layer="layout" svg:width="6.096cm" svg:height="6.096cm" svg:x="20.653cm" svg:y="1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715cm" svg:height="1.608cm" svg:x="20.839cm" svg:y="3.52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715cm" svg:height="1.139cm" svg:x="20.864cm" svg:y="3.781cm">
          <draw:text-box>
            <text:p text:style-name="P1"><text:span text:style-name="T1">Reserved</text:span></text:p>
          </draw:text-box>
        </draw:frame>
        <draw:custom-shape draw:style-name="gr1" draw:text-style-name="P1" draw:layer="layout" svg:width="8.001cm" svg:height="1.608cm" svg:x="9.891cm" svg:y="13.8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096cm" svg:height="6.096cm" svg:x="1.153cm" svg:y="14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715cm" svg:height="1.608cm" svg:x="1.339cm" svg:y="16.3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715cm" svg:height="1.843cm" svg:x="1.364cm" svg:y="16.232cm">
          <draw:text-box>
            <text:p text:style-name="P1"><text:span text:style-name="T1">Prepare Control Switch</text:span></text:p>
          </draw:text-box>
        </draw:frame>
        <draw:custom-shape draw:style-name="gr2" draw:text-style-name="P1" draw:layer="layout" svg:width="6.096cm" svg:height="6.096cm" svg:x="14.153cm" svg:y="14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715cm" svg:height="1.608cm" svg:x="14.339cm" svg:y="16.35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715cm" svg:height="1.843cm" svg:x="14.364cm" svg:y="16.207cm">
          <draw:text-box>
            <text:p text:style-name="P1"><text:span text:style-name="T1">Remove Right Cover</text:span></text:p>
          </draw:text-box>
        </draw:frame>
        <draw:custom-shape draw:style-name="gr4" draw:text-style-name="P1" draw:layer="layout" svg:width="6.096cm" svg:height="6.096cm" svg:x="7.653cm" svg:y="14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715cm" svg:height="1.608cm" svg:x="7.839cm" svg:y="16.35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715cm" svg:height="1.673cm" svg:x="7.864cm" svg:y="16.207cm">
          <draw:text-box>
            <text:p text:style-name="P1"><text:span text:style-name="T2">Remove Left Cover</text:span></text:p>
          </draw:text-box>
        </draw:frame>
        <draw:custom-shape draw:style-name="gr2" draw:text-style-name="P1" draw:layer="layout" svg:width="6.096cm" svg:height="6.096cm" svg:x="20.653cm" svg:y="14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715cm" svg:height="1.608cm" svg:x="20.839cm" svg:y="16.35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715cm" svg:height="1.843cm" svg:x="20.864cm" svg:y="16.207cm">
          <draw:text-box>
            <text:p text:style-name="P1"><text:span text:style-name="T1">Connect Adaptor</text:span></text:p>
          </draw:text-box>
        </draw:frame>
        <draw:custom-shape draw:style-name="gr1" draw:text-style-name="P1" draw:layer="layout" svg:width="8.001cm" svg:height="1.608cm" svg:x="9.891cm" svg:y="7.4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096cm" svg:height="6.096cm" svg:x="1.153cm" svg:y="7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715cm" svg:height="1.608cm" svg:x="1.339cm" svg:y="9.9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715cm" svg:height="1.139cm" svg:x="1.364cm" svg:y="10.132cm">
          <draw:text-box>
            <text:p text:style-name="P1"><text:span text:style-name="T1">Unroll Cable</text:span></text:p>
          </draw:text-box>
        </draw:frame>
        <draw:custom-shape draw:style-name="gr2" draw:text-style-name="P1" draw:layer="layout" svg:width="6.096cm" svg:height="6.096cm" svg:x="14.153cm" svg:y="7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715cm" svg:height="1.608cm" svg:x="14.339cm" svg:y="9.95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715cm" svg:height="1.139cm" svg:x="14.364cm" svg:y="10.107cm">
          <draw:text-box>
            <text:p text:style-name="P1"><text:span text:style-name="T1">Place Panel</text:span></text:p>
          </draw:text-box>
        </draw:frame>
        <draw:custom-shape draw:style-name="gr4" draw:text-style-name="P1" draw:layer="layout" svg:width="6.096cm" svg:height="6.096cm" svg:x="7.653cm" svg:y="7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715cm" svg:height="1.608cm" svg:x="7.839cm" svg:y="9.95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715cm" svg:height="1.139cm" svg:x="7.864cm" svg:y="10.207cm">
          <draw:text-box>
            <text:p text:style-name="P1"><text:span text:style-name="T2">Place Cable</text:span></text:p>
          </draw:text-box>
        </draw:frame>
        <draw:custom-shape draw:style-name="gr2" draw:text-style-name="P1" draw:layer="layout" svg:width="6.096cm" svg:height="6.096cm" svg:x="20.653cm" svg:y="7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715cm" svg:height="1.608cm" svg:x="20.839cm" svg:y="9.95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715cm" svg:height="1.843cm" svg:x="20.864cm" svg:y="9.807cm">
          <draw:text-box>
            <text:p text:style-name="P1"><text:span text:style-name="T1">Check Panel Attach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6T10:48:58.307897422</meta:creation-date>
    <dc:date>2016-06-13T11:11:49.804171496</dc:date>
    <meta:editing-duration>PT9M12S</meta:editing-duration>
    <meta:editing-cycles>12</meta:editing-cycles>
    <meta:generator>LibreOffice/4.2.8.2$Linux_X86_64 LibreOffice_project/420m0$Build-2</meta:generator>
    <meta:document-statistic meta:object-count="39"/>
  </office:meta>
</office:document-meta>
</file>